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80000009146E2A3A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objectwithoutfill">
      <style:graphic-properties svg:stroke-width="0.102cm" svg:stroke-color="#ff0000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905cm" svg:height="1.905cm" svg:x="4.175cm" svg:y="6.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1" draw:layer="layout" svg:width="6.35cm" svg:height="3.81cm" svg:x="22.155cm" svg:y="13.413cm">
          <draw:image xlink:href="Pictures/10000201000001080000009146E2A3AE.png" xlink:type="simple" xlink:show="embed" xlink:actuate="onLoad">
            <text:p/>
          </draw:image>
        </draw:frame>
        <draw:path draw:style-name="gr3" draw:text-style-name="P1" draw:layer="layout" svg:width="20.319cm" svg:height="9.524cm" svg:x="2.27cm" svg:y="4.81cm" svg:viewBox="0 0 20320 9525" svg:d="m20320 9525c-7620-1905-4699-5484-10795-6350 0 0-5712-485-7493-1212-1547-632-2032-1963-2032-1963">
          <draw:glue-point draw:id="4" svg:x="-1.562cm" svg:y="-1.666cm"/>
          <text:p/>
        </draw:path>
        <draw:custom-shape draw:style-name="gr1" draw:text-style-name="P1" draw:layer="layout" svg:width="1.905cm" svg:height="1.905cm" svg:x="7.985cm" svg:y="6.7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905cm" svg:height="1.905cm" svg:x="10.525cm" svg:y="6.7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905cm" svg:height="1.905cm" svg:x="13.7cm" svg:y="7.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905cm" svg:height="1.905cm" svg:x="16.24cm" svg:y="9.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905cm" svg:height="1.905cm" svg:x="18.78cm" svg:y="11.7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635cm" svg:height="0.635cm" svg:x="4.81cm" svg:y="6.7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635cm" svg:height="0.635cm" svg:x="8.62cm" svg:y="7.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635cm" svg:height="0.635cm" svg:x="10.812cm" svg:y="7.6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635cm" svg:height="0.635cm" svg:x="14.113cm" svg:y="8.4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635cm" svg:height="0.635cm" svg:x="16.814cm" svg:y="11.0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635cm" svg:height="0.635cm" svg:x="19.115cm" svg:y="12.8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2-18T13:25:44</meta:creation-date>
    <dc:date>2008-07-08T17:20:11</dc:date>
    <meta:editing-cycles>10</meta:editing-cycles>
    <meta:editing-duration>PT41M1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